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3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9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7">
            <text:p>違章建築拆除案件</text:p>
          </table:table-cell>
          <table:covered-table-cell table:number-columns-repeated="9"/>
          <table:table-cell table:number-columns-spanned="8" table:number-rows-spanned="1" table:style-name="ce69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4">
            <text:p>中華民國106年8月</text:p>
          </table:table-cell>
          <table:covered-table-cell table:number-columns-repeated="9"/>
          <table:table-cell office:value-type="string" table:number-columns-spanned="8" table:number-rows-spanned="1" table:style-name="ce72">
            <text:p><text:s text:c="5"/>August <text:s text:c="3"/>- 2017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71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70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80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1">
            <text:p>總計</text:p>
          </table:table-cell>
          <table:covered-table-cell/>
          <table:table-cell office:value-type="string" table:number-columns-spanned="3" table:number-rows-spanned="2" table:style-name="ce75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9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6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5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6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7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8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2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3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3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3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3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4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7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7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5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7">
            <text:p>本年度累計至本月底</text:p>
            <text:p>移送法辦數</text:p>
          </table:table-cell>
          <table:table-cell office:value-type="string" table:number-columns-spanned="1" table:number-rows-spanned="2" table:style-name="ce86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2796" table:style-name="ce11">
            <text:p><text:s/>672,796<text:s/></text:p>
          </table:table-cell>
          <table:table-cell office:value-type="float" office:value="5333" table:style-name="ce12">
            <text:p><text:s/>5,333<text:s/></text:p>
          </table:table-cell>
          <table:table-cell office:value-type="float" office:value="45375" table:style-name="ce12">
            <text:p><text:s/>45,3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610511" table:style-name="ce12">
            <text:p><text:s/>610,51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759" table:style-name="ce12">
            <text:p><text:s/>3,759<text:s/></text:p>
          </table:table-cell>
          <table:table-cell office:value-type="float" office:value="14455" table:style-name="ce12">
            <text:p><text:s/>14,455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583" table:style-name="ce12">
            <text:p><text:s/>583<text:s/></text:p>
          </table:table-cell>
          <table:table-cell office:value-type="float" office:value="3401" table:style-name="ce12">
            <text:p><text:s/>3,401<text:s/></text:p>
          </table:table-cell>
          <table:table-cell office:value-type="float" office:value="2455" table:style-name="ce12">
            <text:p><text:s/>2,455<text:s/></text:p>
          </table:table-cell>
          <table:table-cell office:value-type="float" office:value="946" table:style-name="ce12">
            <text:p><text:s/>946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9" table:style-name="ce12">
            <text:p><text:s/>9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0298" table:style-name="ce11">
            <text:p><text:s/>200,298<text:s/></text:p>
          </table:table-cell>
          <table:table-cell office:value-type="float" office:value="4096" table:style-name="ce12">
            <text:p><text:s/>4,0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5962" table:style-name="ce12">
            <text:p><text:s/>195,96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539" table:style-name="ce12">
            <text:p><text:s/>3,539<text:s/></text:p>
          </table:table-cell>
          <table:table-cell office:value-type="float" office:value="3846" table:style-name="ce12">
            <text:p><text:s/>3,84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823" table:style-name="ce12">
            <text:p><text:s/>823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333" table:style-name="ce12">
            <text:p><text:s/>33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467" table:style-name="ce17">
            <text:p><text:s/>86,467<text:s/></text:p>
          </table:table-cell>
          <table:table-cell office:value-type="float" office:value="348" table:style-name="ce18">
            <text:p><text:s/>348<text:s/></text:p>
          </table:table-cell>
          <table:table-cell office:value-type="float" office:value="6562" table:style-name="ce18">
            <text:p><text:s/>6,56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78163" table:style-name="ce18">
            <text:p><text:s/>78,163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65" table:style-name="ce18">
            <text:p><text:s/>65<text:s/></text:p>
          </table:table-cell>
          <table:table-cell office:value-type="float" office:value="1459" table:style-name="ce18">
            <text:p><text:s/>1,459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18" table:style-name="ce18">
            <text:p><text:s/>118<text:s/></text:p>
          </table:table-cell>
          <table:table-cell office:value-type="float" office:value="448" table:style-name="ce18">
            <text:p><text:s/>448<text:s/></text:p>
          </table:table-cell>
          <table:table-cell office:value-type="float" office:value="283" table:style-name="ce18">
            <text:p><text:s/>283<text:s/></text:p>
          </table:table-cell>
          <table:table-cell office:value-type="float" office:value="165" table:style-name="ce18">
            <text:p><text:s/>165<text:s/>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2" table:style-name="ce18">
            <text:p><text:s/>2<text:s/></text:p>
          </table:table-cell>
          <table:table-cell table:number-columns-repeated="2" table:style-name="ce19"/>
          <table:table-cell table:number-columns-repeated="16364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60084" table:style-name="ce11">
            <text:p><text:s/>60,084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5" table:style-name="ce12">
            <text:p><text:s/>55,3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489" table:style-name="ce12">
            <text:p><text:s/>3,4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37" table:style-name="ce12">
            <text:p><text:s/>537<text:s/></text:p>
          </table:table-cell>
          <table:table-cell office:value-type="float" office:value="536" table:style-name="ce12">
            <text:p><text:s/>53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6586" table:style-name="ce11">
            <text:p><text:s/>76,586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22978" table:style-name="ce12">
            <text:p><text:s/>22,9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1996" table:style-name="ce12">
            <text:p><text:s/>51,9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380" table:style-name="ce12">
            <text:p><text:s/>1,3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549" table:style-name="ce12">
            <text:p><text:s/>549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512" table:style-name="ce11">
            <text:p><text:s/>28,512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10" table:style-name="ce12">
            <text:p><text:s/>23,6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137" table:style-name="ce12">
            <text:p><text:s/>1,1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762" table:style-name="ce11">
            <text:p><text:s/>122,762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21608" table:style-name="ce12">
            <text:p><text:s/>121,6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760" table:style-name="ce12">
            <text:p><text:s/>76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278" table:style-name="ce12">
            <text:p><text:s/>278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4705" table:style-name="ce11">
            <text:p><text:s/>94,705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81049" table:style-name="ce12">
            <text:p><text:s/>81,04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2292" table:style-name="ce12">
            <text:p><text:s/>2,292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594" table:style-name="ce12">
            <text:p><text:s/>594<text:s/></text:p>
          </table:table-cell>
          <table:table-cell office:value-type="float" office:value="502" table:style-name="ce12">
            <text:p><text:s/>502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5" table:style-name="ce16">
            <text:p><text:s/>3,525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76" table:style-name="ce16">
            <text:p><text:s/>7,276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899" table:style-name="ce15">
            <text:p><text:s/>5,89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221" table:style-name="ce15">
            <text:p><text:s/>2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9" table:style-name="ce15">
            <text:p><text:s/>49<text:s/></text:p>
          </table:table-cell>
          <table:table-cell office:value-type="float" office:value="48" table:style-name="ce15">
            <text:p><text:s/>48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979" table:style-name="ce16">
            <text:p><text:s/>2,979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9" table:style-name="ce15">
            <text:p><text:s/>2,80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52" table:style-name="ce15">
            <text:p><text:s/>15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105" table:style-name="ce16">
            <text:p><text:s/>7,105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46" table:style-name="ce15">
            <text:p><text:s/>6,5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67" table:style-name="ce15">
            <text:p><text:s/>167<text:s/>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9" table:style-name="ce15">
            <text:p><text:s/>159<text:s/></text:p>
          </table:table-cell>
          <table:table-cell office:value-type="float" office:value="153" table:style-name="ce15">
            <text:p><text:s/>153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594" table:style-name="ce16">
            <text:p><text:s/>2,594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1" table:style-name="ce15">
            <text:p><text:s/>2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15" table:style-name="ce16">
            <text:p><text:s/>3,215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949" table:style-name="ce15">
            <text:p><text:s/>9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58" table:style-name="ce15">
            <text:p><text:s/>15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083" table:style-name="ce16">
            <text:p><text:s/>4,08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9" table:style-name="ce15">
            <text:p><text:s/>3,48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2" table:style-name="ce15">
            <text:p><text:s/>19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663" table:style-name="ce16">
            <text:p><text:s/>14,663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0" table:style-name="ce15">
            <text:p><text:s/>13,4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" table:style-name="ce15">
            <text:p><text:s/>28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1" table:style-name="ce15">
            <text:p><text:s/>81<text:s/></text:p>
          </table:table-cell>
          <table:table-cell office:value-type="float" office:value="47" table:style-name="ce15">
            <text:p><text:s/>47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45" table:style-name="ce16">
            <text:p><text:s/>1,2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6" table:style-name="ce15">
            <text:p><text:s/>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39" table:style-name="ce16">
            <text:p><text:s/>2,839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96" table:style-name="ce16">
            <text:p><text:s/>18,396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3" table:style-name="ce15">
            <text:p><text:s/>17,3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69" table:style-name="ce15">
            <text:p><text:s/>69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329" table:style-name="ce16">
            <text:p><text:s/>10,329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7" table:style-name="ce15">
            <text:p><text:s/>59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50" table:style-name="ce16">
            <text:p><text:s/>16,450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82" table:style-name="ce11">
            <text:p><text:s/>3,38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96" table:style-name="ce13">
            <text:p><text:s/>2,7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6" table:style-name="ce14">
            <text:p><text:s/>8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6" table:style-name="ce13">
            <text:p><text:s/>58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40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7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10-05T06:15:37Z</dc:date>
    <meta:print-date>2016-05-30T02:21:08Z</meta:print-date>
  </office:meta>
</office:document-meta>
</file>